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text-underline-style="none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6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id="id1" draw:layer="layout" svg:width="4.445cm" svg:height="3.175cm" svg:x="10.795cm" svg:y="0.635cm">
          <text:p text:style-name="P1"><text:span text:style-name="T1">Source</text:span></text:p>
          <text:p text:style-name="P1"><text:span text:style-name="T2">ixSource</text:span></text:p>
          <text:p text:style-name="P1"><text:span text:style-name="T3">sName</text:span></text:p>
          <text:p text:style-name="P1"><text:span text:style-name="T4">sUr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4.445cm" svg:height="3.81cm" svg:x="10.795cm" svg:y="5.08cm">
          <text:p text:style-name="P1"><text:span text:style-name="T1">DataSet</text:span></text:p>
          <text:p text:style-name="P1"><text:span text:style-name="T2">ixDataSet</text:span></text:p>
          <text:p text:style-name="P1"><text:span text:style-name="T5">ixSource</text:span></text:p>
          <text:p text:style-name="P1"><text:span text:style-name="T3">sDescription</text:span></text:p>
          <text:p text:style-name="P1"><text:span text:style-name="T4">surl</text:span></text:p>
          <text:p text:style-name="P1"><text:span text:style-name="T4">dtAccessTim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4.445cm" svg:height="4.445cm" svg:x="10.795cm" svg:y="10.16cm">
          <text:p text:style-name="P1"><text:span text:style-name="T1">Data</text:span></text:p>
          <text:p text:style-name="P1"><text:span text:style-name="T2">ixData</text:span></text:p>
          <text:p text:style-name="P1"><text:span text:style-name="T5">ixDataSet</text:span></text:p>
          <text:p text:style-name="P1"><text:span text:style-name="T6">sCharacter</text:span></text:p>
          <text:p text:style-name="P1"><text:span text:style-name="T3">iRows</text:span></text:p>
          <text:p text:style-name="P1"><text:span text:style-name="T4">iCols</text:span></text:p>
          <text:p text:style-name="P1"><text:span text:style-name="T4">b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4.445cm" svg:height="3.81cm" svg:x="14.605cm" svg:y="15.875cm">
          <text:p text:style-name="P1"><text:span text:style-name="T1">Result</text:span></text:p>
          <text:p text:style-name="P1"><text:span text:style-name="T2">ixResult</text:span></text:p>
          <text:p text:style-name="P1"><text:span text:style-name="T5">ixData</text:span></text:p>
          <text:p text:style-name="P1"><text:span text:style-name="T6">ixRun</text:span></text:p>
          <text:p text:style-name="P1"><text:span text:style-name="T3">sClassif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6" draw:layer="layout" svg:width="4.445cm" svg:height="3.81cm" svg:x="6.35cm" svg:y="15.875cm">
          <text:p text:style-name="P1"><text:span text:style-name="T1">Metadata</text:span></text:p>
          <text:p text:style-name="P1"><text:span text:style-name="T2">ixMetadata</text:span></text:p>
          <text:p text:style-name="P1"><text:span text:style-name="T5">ixData</text:span></text:p>
          <text:p text:style-name="P1"><text:span text:style-name="T6">skey</text:span></text:p>
          <text:p text:style-name="P1"><text:span text:style-name="T6">sValu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7" draw:layer="layout" svg:width="4.445cm" svg:height="3.81cm" svg:x="22.225cm" svg:y="15.875cm">
          <text:p text:style-name="P1"><text:span text:style-name="T1">Parameter</text:span></text:p>
          <text:p text:style-name="P1"><text:span text:style-name="T2">ixParameter</text:span></text:p>
          <text:p text:style-name="P1"><text:span text:style-name="T5">ixRun</text:span></text:p>
          <text:p text:style-name="P1"><text:span text:style-name="T6">skey</text:span></text:p>
          <text:p text:style-name="P1"><text:span text:style-name="T6">sValu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4.445cm" svg:height="4.445cm" svg:x="18.415cm" svg:y="10.16cm">
          <text:p text:style-name="P1"><text:span text:style-name="T1">Run</text:span></text:p>
          <text:p text:style-name="P1"><text:span text:style-name="T2">ixRun</text:span></text:p>
          <text:p text:style-name="P1"><text:span text:style-name="T6">sDescription</text:span></text:p>
          <text:p text:style-name="P1"><text:span text:style-name="T6">dtRunDat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017cm" svg:y1="3.81cm" svg:x2="13.017cm" svg:y2="5.08cm" draw:start-shape="id1" draw:start-glue-point="2" draw:end-shape="id2" draw:end-glue-point="0" svg:d="m13017 3810v1270">
          <text:p/>
        </draw:connector>
        <draw:connector draw:style-name="gr2" draw:text-style-name="P1" draw:layer="layout" draw:type="line" svg:x1="13.017cm" svg:y1="14.605cm" svg:x2="16.827cm" svg:y2="15.875cm" draw:start-shape="id3" draw:start-glue-point="2" draw:end-shape="id4" draw:end-glue-point="0" svg:d="m13017 14605 3810 1270">
          <text:p/>
        </draw:connector>
        <draw:connector draw:style-name="gr2" draw:text-style-name="P1" draw:layer="layout" draw:type="line" svg:x1="20.637cm" svg:y1="14.605cm" svg:x2="16.827cm" svg:y2="15.875cm" draw:start-shape="id5" draw:start-glue-point="2" draw:end-shape="id4" draw:end-glue-point="0" svg:d="m20637 14605-3810 1270">
          <text:p/>
        </draw:connector>
        <draw:connector draw:style-name="gr2" draw:text-style-name="P1" draw:layer="layout" draw:type="line" svg:x1="13.017cm" svg:y1="14.605cm" svg:x2="8.572cm" svg:y2="15.875cm" draw:start-shape="id3" draw:start-glue-point="2" draw:end-shape="id6" draw:end-glue-point="0" svg:d="m13017 14605-4445 1270">
          <text:p/>
        </draw:connector>
        <draw:connector draw:style-name="gr2" draw:text-style-name="P1" draw:layer="layout" draw:type="line" svg:x1="20.637cm" svg:y1="14.605cm" svg:x2="24.447cm" svg:y2="15.875cm" draw:start-shape="id5" draw:start-glue-point="2" draw:end-shape="id7" draw:end-glue-point="0" svg:d="m20637 14605 3810 1270">
          <text:p/>
        </draw:connector>
        <draw:connector draw:style-name="gr2" draw:text-style-name="P1" draw:layer="layout" draw:type="line" svg:x1="13.017cm" svg:y1="8.89cm" svg:x2="13.017cm" svg:y2="10.16cm" draw:start-shape="id2" draw:start-glue-point="2" draw:end-shape="id3" draw:end-glue-point="0" svg:d="m13017 8890v1270">
          <text:p/>
        </draw:connector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eoffrey Ulman</meta:initial-creator>
    <meta:creation-date>2010-11-02T22:54:35</meta:creation-date>
    <meta:editing-duration>PT00H15M14S</meta:editing-duration>
    <meta:editing-cycles>2</meta:editing-cycles>
    <dc:date>2010-11-02T23:09:45</dc:date>
    <dc:creator>Geoffrey Ulman</dc:creator>
    <meta:document-statistic meta:object-count="36"/>
    <meta:generator>OpenOffice.org/3.2$Unix OpenOffice.org_project/320m12$Build-9483</meta:generator>
  </office:meta>
</office:document-meta>
</file>